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mysql&gt; SELECT * FROM student WHERE name LIKE "p%";</text:p>
      <text:p text:style-name="Standard">Empty set (0.00 sec)</text:p>
      <text:p text:style-name="Standard"/>
      <text:p text:style-name="Standard">mysql&gt; SELECT * FROM student WHERE name LIKE "k%";</text:p>
      <text:p text:style-name="Standard">+--------+---------+-------+------+-------+--------+</text:p>
      <text:p text:style-name="Standard">| rollno | name <text:s text:c="3"/>| marks | age <text:s/>| class | gender |</text:p>
      <text:p text:style-name="Standard">+--------+---------+-------+------+-------+--------+</text:p>
      <text:p text:style-name="Standard">| <text:s text:c="5"/>9 | KRISHAN | 89.56 | <text:s text:c="2"/>29 | TE <text:s text:c="3"/>| M <text:s text:c="5"/>|</text:p>
      <text:p text:style-name="Standard">| <text:s text:c="4"/>13 | KUNTI <text:s text:c="2"/>| <text:s text:c="3"/>31 | <text:s text:c="2"/>26 | BE <text:s text:c="3"/>| F <text:s text:c="5"/>|</text:p>
      <text:p text:style-name="Standard">| <text:s text:c="4"/>14 | KISHAN <text:s/>| 67.56 | <text:s text:c="2"/>30 | TE <text:s text:c="3"/>| M <text:s text:c="5"/>|</text:p>
      <text:p text:style-name="Standard">| <text:s text:c="4"/>20 | KARN <text:s text:c="3"/>| <text:s text:c="3"/>58 | <text:s text:c="2"/>19 | SE <text:s text:c="3"/>| M <text:s text:c="5"/>|</text:p>
      <text:p text:style-name="Standard">+--------+---------+-------+------+-------+--------+</text:p>
      <text:p text:style-name="Standard">4 rows in set (0.00 sec)</text:p>
      <text:p text:style-name="Standard"/>
      <text:p text:style-name="Standard">mysql&gt; SELECT * FROM student WHERE name LIKE "__t%";</text:p>
      <text:p text:style-name="Standard">+--------+------+-------+------+-------+--------+</text:p>
      <text:p text:style-name="Standard">| rollno | name | marks | age <text:s/>| class | gender |</text:p>
      <text:p text:style-name="Standard">+--------+------+-------+------+-------+--------+</text:p>
      <text:p text:style-name="Standard">| <text:s text:c="5"/>3 | SITA | 12.34 | <text:s text:c="2"/>24 | TE <text:s text:c="3"/>| F <text:s text:c="5"/>|</text:p>
      <text:p text:style-name="Standard">+--------+------+-------+------+-------+--------+</text:p>
      <text:p text:style-name="Standard">1 row in set (0.00 sec)</text:p>
      <text:p text:style-name="Standard"/>
      <text:p text:style-name="Standard">mysql&gt; SELECT * FROM student WHERE name LIKE "%a";</text:p>
      <text:p text:style-name="Standard">+--------+-----------+-------+------+-------+--------+</text:p>
      <text:p text:style-name="Standard">| rollno | name <text:s text:c="5"/>| marks | age <text:s/>| class | gender |</text:p>
      <text:p text:style-name="Standard">+--------+-----------+-------+------+-------+--------+</text:p>
      <text:p text:style-name="Standard">| <text:s text:c="5"/>3 | SITA <text:s text:c="5"/>| 12.34 | <text:s text:c="2"/>24 | TE <text:s text:c="3"/>| F <text:s text:c="5"/>|</text:p>
      <text:p text:style-name="Standard">| <text:s text:c="5"/>8 | GEETA <text:s text:c="4"/>| 31.34 | <text:s text:c="2"/>24 | TE <text:s text:c="3"/>| F <text:s text:c="5"/>|</text:p>
      <text:p text:style-name="Standard">| <text:s text:c="4"/>16 | YASHODA <text:s text:c="2"/>| <text:s text:c="3"/>49 | <text:s text:c="2"/>23 | FE <text:s text:c="3"/>| F <text:s text:c="5"/>|</text:p>
      <text:p text:style-name="Standard">| <text:s text:c="4"/>21 | BIBHEESHA | <text:s text:c="3"/>81 | <text:s text:c="2"/>23 | NULL <text:s/>| M <text:s text:c="5"/>|</text:p>
      <text:p text:style-name="Standard">+--------+-----------+-------+------+-------+--------+</text:p>
      <text:p text:style-name="Standard">4 rows in set (0.00 sec)</text:p>
      <text:p text:style-name="Standard"/>
      <text:p text:style-name="Standard">mysql&gt; SELECT * FROM student WHERE name LIKE "%at%";</text:p>
      <text:p text:style-name="Standard">+--------+-----------+-------+------+-------+--------+</text:p>
      <text:p text:style-name="Standard">| rollno | name <text:s text:c="5"/>| marks | age <text:s/>| class | gender |</text:p>
      <text:p text:style-name="Standard">+--------+-----------+-------+------+-------+--------+</text:p>
      <text:p text:style-name="Standard">| <text:s text:c="5"/>7 | BHARAT <text:s text:c="3"/>| 35.96 | <text:s text:c="2"/>27 | SE <text:s text:c="3"/>| M <text:s text:c="5"/>|</text:p>
      <text:p text:style-name="Standard">| <text:s text:c="4"/>15 | SHATRUGAN | 58.67 | <text:s text:c="2"/>25 | SE <text:s text:c="3"/>| M <text:s text:c="5"/>|</text:p>
      <text:p text:style-name="Standard">+--------+-----------+-------+------+-------+--------+</text:p>
      <text:p text:style-name="Standard">2 rows in set (0.00 sec)</text:p>
      <text:p text:style-name="Standard"/>
      <text:p text:style-name="Standard">mysql&gt; SELECT MAX(marks),gender FROM student GROUP BY gender;</text:p>
      <text:p text:style-name="Standard">+------------+--------+</text:p>
      <text:p text:style-name="Standard">| MAX(marks) | gender |</text:p>
      <text:p text:style-name="Standard">+------------+--------+</text:p>
      <text:p text:style-name="Standard">| <text:s text:c="5"/>89.56 | M <text:s text:c="5"/>|</text:p>
      <text:p text:style-name="Standard">| <text:s text:c="6"/>49.8 | F <text:s text:c="5"/>|</text:p>
      <text:p text:style-name="Standard">+------------+--------+</text:p>
      <text:p text:style-name="Standard">2 rows in set (0.00 sec)</text:p>
      <text:p text:style-name="Standard">mysql&gt; SELECT * FROM student WHERE marks <text:s/>BETWEEN 50 AND 90;</text:p>
      <text:p text:style-name="Standard"><text:soft-page-break/>+--------+-----------+-------+------+-------+--------+</text:p>
      <text:p text:style-name="Standard">| rollno | name <text:s text:c="5"/>| marks | age <text:s/>| class | gender |</text:p>
      <text:p text:style-name="Standard">+--------+-----------+-------+------+-------+--------+</text:p>
      <text:p text:style-name="Standard">| <text:s text:c="5"/>1 | SHAM <text:s text:c="5"/>| 50.78 | <text:s text:c="2"/>21 | FE <text:s text:c="3"/>| M <text:s text:c="5"/>|</text:p>
      <text:p text:style-name="Standard">| <text:s text:c="5"/>4 | LAKSHMAN <text:s/>| 56.56 | <text:s text:c="2"/>22 | BE <text:s text:c="3"/>| M <text:s text:c="5"/>|</text:p>
      <text:p text:style-name="Standard">| <text:s text:c="5"/>5 | ARJUN <text:s text:c="4"/>| 76.12 | <text:s text:c="2"/>25 | BE <text:s text:c="3"/>| M <text:s text:c="5"/>|</text:p>
      <text:p text:style-name="Standard">| <text:s text:c="5"/>9 | KRISHAN <text:s text:c="2"/>| 89.56 | <text:s text:c="2"/>29 | TE <text:s text:c="3"/>| M <text:s text:c="5"/>|</text:p>
      <text:p text:style-name="Standard">| <text:s text:c="4"/>10 | SAHDEV <text:s text:c="3"/>| 58.12 | <text:s text:c="2"/>25 | SE <text:s text:c="3"/>| M <text:s text:c="5"/>|</text:p>
      <text:p text:style-name="Standard">| <text:s text:c="4"/>14 | KISHAN <text:s text:c="3"/>| 67.56 | <text:s text:c="2"/>30 | TE <text:s text:c="3"/>| M <text:s text:c="5"/>|</text:p>
      <text:p text:style-name="Standard">| <text:s text:c="4"/>15 | SHATRUGAN | 58.67 | <text:s text:c="2"/>25 | SE <text:s text:c="3"/>| M <text:s text:c="5"/>|</text:p>
      <text:p text:style-name="Standard">| <text:s text:c="4"/>19 | BALDEV <text:s text:c="3"/>| <text:s/>69.2 | <text:s text:c="2"/>30 | TE <text:s text:c="3"/>| M <text:s text:c="5"/>|</text:p>
      <text:p text:style-name="Standard">| <text:s text:c="4"/>20 | KARN <text:s text:c="5"/>| <text:s text:c="3"/>58 | <text:s text:c="2"/>19 | SE <text:s text:c="3"/>| M <text:s text:c="5"/>|</text:p>
      <text:p text:style-name="Standard">| <text:s text:c="4"/>21 | BIBHEESHA | <text:s text:c="3"/>81 | <text:s text:c="2"/>23 | NULL <text:s/>| M <text:s text:c="5"/>|</text:p>
      <text:p text:style-name="Standard">+--------+-----------+-------+------+-------+--------+</text:p>
      <text:p text:style-name="Standard">10 rows in set (0.00 sec)</text:p>
      <text:p text:style-name="Standard"/>
      <text:p text:style-name="Standard"/>
      <text:p text:style-name="Standard">mysql&gt; SELECT * FROM student WHERE marks NOT BETWEEN 19 AND 80;</text:p>
      <text:p text:style-name="Standard">+--------+-----------+-------+------+-------+--------+</text:p>
      <text:p text:style-name="Standard">| rollno | name <text:s text:c="5"/>| marks | age <text:s/>| class | gender |</text:p>
      <text:p text:style-name="Standard">+--------+-----------+-------+------+-------+--------+</text:p>
      <text:p text:style-name="Standard">| <text:s text:c="5"/>3 | SITA <text:s text:c="5"/>| 12.34 | <text:s text:c="2"/>24 | TE <text:s text:c="3"/>| F <text:s text:c="5"/>|</text:p>
      <text:p text:style-name="Standard">| <text:s text:c="5"/>9 | KRISHAN <text:s text:c="2"/>| 89.56 | <text:s text:c="2"/>29 | TE <text:s text:c="3"/>| M <text:s text:c="5"/>|</text:p>
      <text:p text:style-name="Standard">| <text:s text:c="4"/>21 | BIBHEESHA | <text:s text:c="3"/>81 | <text:s text:c="2"/>23 | NULL <text:s/>| M <text:s text:c="5"/>|</text:p>
      <text:p text:style-name="Standard">+--------+-----------+-------+------+-------+--------+</text:p>
      <text:p text:style-name="Standard">3 rows in set (0.00 sec)</text:p>
      <text:p text:style-name="Standard"/>
      <text:p text:style-name="Standard">mysql&gt; SELECT class,AVG(marks) AS count_marks FROM student GROUP BY class HAVING count_marks &gt; 50;</text:p>
      <text:p text:style-name="Standard">+-------+--------------------+</text:p>
      <text:p text:style-name="Standard">| class | count_marks <text:s text:c="7"/>|</text:p>
      <text:p text:style-name="Standard">+-------+--------------------+</text:p>
      <text:p text:style-name="Standard">| TE <text:s text:c="3"/>| 52.771427154541016 |</text:p>
      <text:p text:style-name="Standard">| NULL <text:s/>| <text:s text:c="16"/>81 |</text:p>
      <text:p text:style-name="Standard">+-------+--------------------+</text:p>
      <text:p text:style-name="Standard">2 rows in set (0.00 sec)</text:p>
      <text:p text:style-name="Standard"/>
      <text:p text:style-name="Standard">mysql&gt; SELECT gender,AVG(marks) AS count_marks FROM student GROUP BY gender HAVING count_marks &gt; 50;</text:p>
      <text:p text:style-name="Standard">+--------+-----------------+</text:p>
      <text:p text:style-name="Standard">| gender | count_marks <text:s text:c="4"/>|</text:p>
      <text:p text:style-name="Standard">+--------+-----------------+</text:p>
      <text:p text:style-name="Standard">| M <text:s text:c="5"/>| 58.668665822347 |</text:p>
      <text:p text:style-name="Standard">+--------+-----------------+</text:p>
      <text:p text:style-name="Standard">1 row in set (0.00 sec)</text:p>
      <text:p text:style-name="Standard"/>
      <text:p text:style-name="Standard">mysql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2:47:52.909905205</meta:creation-date>
    <dc:date>2023-03-30T12:56:26.827244402</dc:date>
    <meta:editing-duration>PT8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86" meta:word-count="746" meta:character-count="3887" meta:non-whitespace-character-count="2849"/>
  </office:meta>
</office:document-meta>
</file>